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2" style:family="paragraph"/>
    <style:style style:name="P3" style:parent-style-name="Paragraphedeliste" style:list-style-name="LFO2" style:family="paragraph"/>
    <style:style style:name="P4" style:parent-style-name="Paragraphedeliste" style:list-style-name="LFO2" style:family="paragraph"/>
    <style:style style:name="P5" style:parent-style-name="Paragraphedeliste" style:list-style-name="LFO2" style:family="paragraph"/>
    <style:style style:name="P6" style:parent-style-name="Paragraphedeliste" style:list-style-name="LFO2" style:family="paragraph"/>
    <style:style style:name="P7" style:parent-style-name="Paragraphedeliste" style:list-style-name="LFO2" style:family="paragraph"/>
    <style:style style:name="P8" style:parent-style-name="Paragraphedeliste" style:list-style-name="LFO2" style:family="paragraph"/>
    <style:style style:name="P9" style:parent-style-name="Paragraphedeliste" style:list-style-name="LFO2" style:family="paragraph"/>
    <style:style style:name="P10" style:parent-style-name="Paragraphedeliste" style:list-style-name="LFO2" style:family="paragraph"/>
    <style:style style:name="P11" style:parent-style-name="Normal" style:family="paragraph">
      <style:paragraph-properties fo:line-height="100%" fo:margin-left="0.25in">
        <style:tab-stops/>
      </style:paragraph-properties>
    </style:style>
    <style:style style:name="P12" style:parent-style-name="Paragraphedeliste" style:list-style-name="LFO1" style:family="paragraph">
      <style:paragraph-properties fo:line-height="100%"/>
    </style:style>
    <style:style style:name="P13" style:parent-style-name="Paragraphedeliste" style:list-style-name="LFO1" style:family="paragraph">
      <style:paragraph-properties fo:line-height="100%"/>
    </style:style>
    <style:style style:name="P14" style:parent-style-name="Paragraphedeliste" style:list-style-name="LFO1" style:family="paragraph">
      <style:paragraph-properties fo:line-height="100%"/>
    </style:style>
    <style:style style:name="P15" style:parent-style-name="Paragraphedeliste" style:list-style-name="LFO1" style:family="paragraph">
      <style:paragraph-properties fo:line-height="100%"/>
    </style:style>
    <style:style style:name="P16" style:parent-style-name="Paragraphedeliste" style:list-style-name="LFO1" style:family="paragraph">
      <style:paragraph-properties fo:line-height="100%"/>
    </style:style>
    <style:style style:name="P17" style:parent-style-name="Paragraphedeliste" style:list-style-name="LFO1" style:family="paragraph">
      <style:paragraph-properties fo:line-height="100%"/>
    </style:style>
    <style:style style:name="P18" style:parent-style-name="Paragraphedeliste" style:list-style-name="LFO1" style:family="paragraph">
      <style:paragraph-properties fo:line-height="100%"/>
    </style:style>
    <style:style style:name="P19" style:parent-style-name="Paragraphedeliste" style:list-style-name="LFO1" style:family="paragraph">
      <style:paragraph-properties fo:line-height="100%"/>
    </style:style>
    <style:style style:name="P20" style:parent-style-name="Paragraphedeliste" style:list-style-name="LFO1" style:family="paragraph">
      <style:paragraph-properties fo:line-height="100%"/>
    </style:style>
    <style:style style:name="P21" style:parent-style-name="Paragraphedeliste" style:list-style-name="LFO1" style:family="paragraph">
      <style:paragraph-properties fo:line-height="100%"/>
    </style:style>
    <style:style style:name="P22" style:parent-style-name="Paragraphedeliste" style:list-style-name="LFO1" style:family="paragraph">
      <style:paragraph-properties fo:line-height="100%"/>
    </style:style>
    <style:style style:name="P23" style:parent-style-name="Paragraphedeliste" style:list-style-name="LFO1" style:family="paragraph">
      <style:paragraph-properties fo:line-height="100%"/>
    </style:style>
    <style:style style:name="P24" style:parent-style-name="Paragraphedeliste" style:list-style-name="LFO1" style:family="paragraph">
      <style:paragraph-properties fo:line-height="100%"/>
    </style:style>
    <style:style style:name="P25" style:parent-style-name="Paragraphedeliste" style:list-style-name="LFO1" style:family="paragraph">
      <style:paragraph-properties fo:line-height="100%"/>
    </style:style>
    <style:style style:name="P26" style:parent-style-name="Paragraphedeliste" style:list-style-name="LFO1" style:family="paragraph">
      <style:paragraph-properties fo:line-height="100%"/>
    </style:style>
    <style:style style:name="P27" style:parent-style-name="Paragraphedeliste" style:list-style-name="LFO1" style:family="paragraph">
      <style:paragraph-properties fo:line-height="100%"/>
    </style:style>
    <style:style style:name="P28" style:parent-style-name="Paragraphedeliste" style:list-style-name="LFO1" style:family="paragraph">
      <style:paragraph-properties fo:line-height="100%"/>
    </style:style>
    <style:style style:name="P29" style:parent-style-name="Paragraphedeliste" style:list-style-name="LFO1" style:family="paragraph">
      <style:paragraph-properties fo:line-height="100%"/>
    </style:style>
    <style:style style:name="P30" style:parent-style-name="Paragraphedeliste" style:list-style-name="LFO1" style:family="paragraph">
      <style:paragraph-properties fo:line-height="100%"/>
    </style:style>
    <style:style style:name="P31" style:parent-style-name="Paragraphedeliste" style:list-style-name="LFO1" style:family="paragraph">
      <style:paragraph-properties fo:line-height="100%"/>
    </style:style>
    <style:style style:name="P32" style:parent-style-name="Paragraphedeliste" style:list-style-name="LFO1" style:family="paragraph">
      <style:paragraph-properties fo:line-height="100%"/>
    </style:style>
    <style:style style:name="P33" style:parent-style-name="Paragraphedeliste" style:list-style-name="LFO1" style:family="paragraph">
      <style:paragraph-properties fo:line-height="100%"/>
    </style:style>
    <style:style style:name="P34" style:parent-style-name="Normal" style:family="paragraph">
      <style:paragraph-properties fo:line-height="100%" fo:margin-left="0.25in">
        <style:tab-stops/>
      </style:paragraph-properties>
    </style:style>
    <style:style style:name="P35" style:parent-style-name="Normal" style:family="paragraph">
      <style:paragraph-properties fo:line-height="100%" fo:margin-left="0.25in">
        <style:tab-stops/>
      </style:paragraph-properties>
    </style:style>
    <style:style style:name="P36" style:parent-style-name="Paragraphedeliste" style:list-style-name="LFO1" style:family="paragraph">
      <style:paragraph-properties fo:line-height="100%"/>
    </style:style>
    <style:style style:name="P37" style:parent-style-name="Paragraphedeliste" style:list-style-name="LFO1" style:family="paragraph">
      <style:paragraph-properties fo:line-height="100%"/>
    </style:style>
    <style:style style:name="P38" style:parent-style-name="Paragraphedeliste" style:list-style-name="LFO1" style:family="paragraph">
      <style:paragraph-properties fo:line-height="100%"/>
    </style:style>
    <style:style style:name="P39" style:parent-style-name="Normal" style:family="paragraph">
      <style:paragraph-properties fo:line-height="100%" fo:margin-left="0.25in">
        <style:tab-stops/>
      </style:paragraph-properties>
    </style:style>
    <style:style style:name="P40" style:parent-style-name="Normal" style:family="paragraph">
      <style:paragraph-properties fo:line-height="100%" fo:margin-left="0.25in">
        <style:tab-stops/>
      </style:paragraph-properties>
    </style:style>
    <style:style style:name="P41" style:parent-style-name="Paragraphedeliste" style:list-style-name="LFO1" style:family="paragraph">
      <style:paragraph-properties fo:line-height="100%"/>
    </style:style>
    <style:style style:name="P42" style:parent-style-name="Paragraphedeliste" style:list-style-name="LFO1" style:family="paragraph">
      <style:paragraph-properties fo:line-height="100%"/>
    </style:style>
    <style:style style:name="P43" style:parent-style-name="Paragraphedeliste" style:list-style-name="LFO1" style:family="paragraph">
      <style:paragraph-properties fo:line-height="100%"/>
    </style:style>
    <style:style style:name="P44" style:parent-style-name="Paragraphedeliste" style:list-style-name="LFO1" style:family="paragraph">
      <style:paragraph-properties fo:line-height="100%"/>
    </style:style>
    <style:style style:name="P45" style:parent-style-name="Normal" style:family="paragraph">
      <style:paragraph-properties fo:line-height="100%" fo:margin-left="0.75in">
        <style:tab-stops/>
      </style:paragraph-properties>
    </style:style>
    <style:style style:name="P46" style:parent-style-name="Paragraphedeliste" style:family="paragraph">
      <style:paragraph-properties fo:line-height="100%" fo:margin-left="0.25in">
        <style:tab-stops/>
      </style:paragraph-properties>
    </style:style>
    <style:style style:name="P47" style:parent-style-name="Paragraphedeliste" style:list-style-name="LFO1" style:family="paragraph">
      <style:paragraph-properties fo:line-height="100%"/>
    </style:style>
    <style:style style:name="P48" style:parent-style-name="Paragraphedeliste" style:list-style-name="LFO1" style:family="paragraph">
      <style:paragraph-properties fo:line-height="100%"/>
    </style:style>
    <style:style style:name="P49" style:parent-style-name="Paragraphedeliste" style:family="paragraph">
      <style:paragraph-properties fo:line-height="100%" fo:margin-left="0.25in">
        <style:tab-stops/>
      </style:paragraph-properties>
    </style:style>
    <style:style style:name="P50" style:parent-style-name="Paragraphedeliste" style:list-style-name="LFO1" style:family="paragraph">
      <style:paragraph-properties fo:line-height="100%"/>
    </style:style>
    <style:style style:name="P51" style:parent-style-name="Paragraphedeliste" style:list-style-name="LFO1" style:family="paragraph">
      <style:paragraph-properties fo:line-height="100%"/>
    </style:style>
    <style:style style:name="P52" style:parent-style-name="Paragraphedeliste" style:list-style-name="LFO1" style:family="paragraph">
      <style:paragraph-properties fo:line-height="100%"/>
    </style:style>
    <style:style style:name="P53" style:parent-style-name="Paragraphedeliste" style:list-style-name="LFO1" style:family="paragraph">
      <style:paragraph-properties fo:line-height="100%"/>
    </style:style>
    <style:style style:name="P54" style:parent-style-name="Paragraphedeliste" style:list-style-name="LFO1" style:family="paragraph">
      <style:paragraph-properties fo:line-height="100%"/>
    </style:style>
    <style:style style:name="P55" style:parent-style-name="Paragraphedeliste" style:list-style-name="LFO1" style:family="paragraph">
      <style:paragraph-properties fo:line-height="100%"/>
    </style:style>
    <style:style style:name="P56" style:parent-style-name="Paragraphedeliste" style:list-style-name="LFO1" style:family="paragraph">
      <style:paragraph-properties fo:line-height="100%"/>
    </style:style>
    <style:style style:name="P57" style:parent-style-name="Paragraphedeliste" style:list-style-name="LFO1" style:family="paragraph">
      <style:paragraph-properties fo:line-height="100%"/>
    </style:style>
    <style:style style:name="P58" style:parent-style-name="Paragraphedeliste" style:list-style-name="LFO1" style:family="paragraph">
      <style:paragraph-properties fo:line-height="100%"/>
    </style:style>
    <style:style style:name="P59" style:parent-style-name="Paragraphedeliste" style:family="paragraph">
      <style:paragraph-properties fo:line-height="100%" fo:margin-left="1in">
        <style:tab-stops/>
      </style:paragraph-properties>
    </style:style>
    <style:style style:name="P60" style:parent-style-name="Normal" style:family="paragraph">
      <style:paragraph-properties fo:margin-left="0.25in">
        <style:tab-stops/>
      </style:paragraph-properties>
    </style:style>
    <style:style style:name="P61" style:parent-style-name="Paragraphedeliste" style:list-style-name="LFO1" style:family="paragraph"/>
    <style:style style:name="P62" style:parent-style-name="Paragraphedeliste" style:list-style-name="LFO1" style:family="paragraph"/>
    <style:style style:name="P63" style:parent-style-name="Paragraphedeliste" style:list-style-name="LFO1" style:family="paragraph"/>
    <style:style style:name="P64" style:parent-style-name="Paragraphedeliste" style:list-style-name="LFO1" style:family="paragraph"/>
    <style:style style:name="P65" style:parent-style-name="Paragraphedeliste" style:list-style-name="LFO1" style:family="paragraph"/>
    <style:style style:name="P66" style:parent-style-name="Paragraphedeliste" style:list-style-name="LFO1" style:family="paragraph"/>
    <style:style style:name="P67" style:parent-style-name="Paragraphedeliste" style:list-style-name="LFO1" style:family="paragraph"/>
    <style:style style:name="P68" style:parent-style-name="Paragraphedeliste" style:list-style-name="LFO1" style:family="paragraph"/>
    <style:style style:name="P69" style:parent-style-name="Paragraphedeliste" style:list-style-name="LFO1" style:family="paragraph"/>
  </office:automatic-styles>
  <office:body>
    <office:text text:use-soft-page-breaks="true">
      <text:p text:style-name="P1">Liste des fonctions à tester</text:p>
      <text:p text:style-name="Normal">Attentes globales :<text:s/></text:p>
      <text:list text:style-name="LFO2" text:continue-numbering="true">
        <text:list-item>
          <text:p text:style-name="P2">Vérifier que chaque formulaire dispose bien de deux boutons (un pour annuler et un pour enregistrer)</text:p>
        </text:list-item>
        <text:list-item>
          <text:p text:style-name="P3">Vérifier que chaque ajout/modification est bien persistée en base</text:p>
        </text:list-item>
        <text:list-item>
          <text:p text:style-name="P4">Vérifier qu’un formulaire vide ne peut pas être validé</text:p>
        </text:list-item>
        <text:list-item>
          <text:p text:style-name="P5">Vérifier que tout champ obligatoire non renseigné donne lieu à un message d’erreur</text:p>
        </text:list-item>
        <text:list-item>
          <text:p text:style-name="P6">Vérifier que la suppression de chaque objet est précédée d’une demande de confirmation</text:p>
        </text:list-item>
        <text:list-item>
          <text:p text:style-name="P7">Vérifier que le fil d’Ariane correspond à la page visité</text:p>
        </text:list-item>
        <text:list-item>
          <text:p text:style-name="P8">Vérifier que les onglets et les accordéons fonctionnent tous (Détails d’une application et Modification d’une application)</text:p>
        </text:list-item>
        <text:list-item>
          <text:p text:style-name="P9">Vérifier que tout lien renvoie bien vers la page demandée</text:p>
        </text:list-item>
        <text:list-item>
          <text:p text:style-name="P10">Noter tout dysfonctionnement de css</text:p>
        </text:list-item>
      </text:list>
      <text:p text:style-name="Paragraphedeliste"/>
      <text:p text:style-name="P11">APPLICATIONS</text:p>
      <text:list text:style-name="LFO1" text:continue-numbering="true">
        <text:list-item>
          <text:p text:style-name="P12">Ajout d’une<text:s/>application (Applications &gt; Ajout d’une application)</text:p>
          <text:list text:continue-numbering="true">
            <text:list-item>
              <text:p text:style-name="P13">Tester en renseignant tous les champs, voir s’ils sont bien persisté en base dans les champs correspondants</text:p>
            </text:list-item>
            <text:list-item>
              <text:p text:style-name="P14">Tester en ne remplissant aucun<text:s/>des champs obligatoires</text:p>
            </text:list-item>
            <text:list-item>
              <text:p text:style-name="P15">Tester en ne remplissant aucun champ</text:p>
            </text:list-item>
            <text:list-item>
              <text:p text:style-name="P16">Ajout autant d’applications que nécessaires pour tester la pagination des pages de la liste des applications</text:p>
            </text:list-item>
          </text:list>
        </text:list-item>
        <text:list-item>
          <text:p text:style-name="P17">Tester les liens de pagination alphanumérique (en haut de la liste des applications)</text:p>
        </text:list-item>
        <text:list-item>
          <text:p text:style-name="P18">Modification d’une application (Applications &gt; Listes des applications)</text:p>
          <text:list text:continue-numbering="true">
            <text:list-item>
              <text:p text:style-name="P19">Modifier tous les champs et enregistrer</text:p>
            </text:list-item>
            <text:list-item>
              <text:p text:style-name="P20">Ajouter un fichier pour le champ « Doc Information Complémentaire » et essayer de le consulter</text:p>
            </text:list-item>
            <text:list-item>
              <text:p text:style-name="P21">Créer un mode opératoire<text:s/>(Applications &gt; Listes des applications &gt; Modifier &gt; Générer un mode opératoire)</text:p>
            </text:list-item>
            <text:list-item>
              <text:p text:style-name="P22">Modifier un mode opératoire<text:s/>(Applications &gt; Listes des applications &gt; Modifier &gt; Modifier un mode opératoire)</text:p>
            </text:list-item>
            <text:list-item>
              <text:p text:style-name="P23">Visualiser un mode opératoire (Applications &gt; Listes des applications &gt; Modifier &gt; Visualiser un mode opératoire)</text:p>
            </text:list-item>
            <text:list-item>
              <text:p text:style-name="P24">Créer plusieurs<text:s/>pré-requis/non-requis/autres pré-requis<text:s/>(à plusieurs applications)<text:s/>(Applications &gt; Listes des applications &gt; Modifier &gt; Ajouter un non-requis)</text:p>
            </text:list-item>
            <text:list-item>
              <text:p text:style-name="P25">Les modifier</text:p>
            </text:list-item>
            <text:list-item>
              <text:p text:style-name="P26">En supprimer quelques-uns</text:p>
              <text:list text:continue-numbering="true">
                <text:list-item>
                  <text:p text:style-name="P27">Message de confirmation</text:p>
                </text:list-item>
              </text:list>
            </text:list-item>
          </text:list>
        </text:list-item>
        <text:list-item>
          <text:p text:style-name="P28">Consultation d’une application (Applications &gt; Listes des applications)</text:p>
        </text:list-item>
        <text:list-item>
          <text:p text:style-name="P29">Ajout d’une mise à jour</text:p>
        </text:list-item>
        <text:list-item>
          <text:p text:style-name="P30">Modification d’une mise à jour (Applications &gt; Listes des applications &gt; Modifier &gt; Mises à jour &gt; Modifier)</text:p>
        </text:list-item>
        <text:list-item>
          <text:p text:style-name="P31">Supprimer une mise à jour (Applications &gt; Listes des applications &gt; Modifier &gt; Mises à jour &gt; Supprimer)</text:p>
        </text:list-item>
        <text:list-item>
          <text:p text:style-name="P32">Suppression d’une application (Applications &gt; Listes des applications)</text:p>
          <text:list text:continue-numbering="true">
            <text:list-item>
              <text:p text:style-name="P33">Message de confirmation de suppression ?</text:p>
            </text:list-item>
          </text:list>
        </text:list-item>
      </text:list>
      <text:p text:style-name="P34"/>
      <text:p text:style-name="P35">RECHERCHE</text:p>
      <text:list text:style-name="LFO1" text:continue-numbering="true">
        <text:list-item>
          <text:p text:style-name="P36">Effectuer tous types de recherche afin de tester chacun des champs critères, d’abord un critère à la fois puis en cumuler</text:p>
        </text:list-item>
        <text:list-item>
          <text:p text:style-name="P37">Si besoin, créer de nouvelles applications pour vérifier que les réponses retournées correspondent aux critères appliqués</text:p>
        </text:list-item>
        <text:list-item>
          <text:p text:style-name="P38">Tester les boutons de tri des applications (Applications &gt; Liste des applications, tout en haut de la liste)</text:p>
        </text:list-item>
      </text:list>
      <text:p text:style-name="P39"/>
      <text:p text:style-name="P40">SUIVI DES QUALIFICATIONS</text:p>
      <text:list text:style-name="LFO1" text:continue-numbering="true">
        <text:list-item>
          <text:p text:style-name="P41">Vérifier que toute application créée est initialisée à l’état « Planifiée »</text:p>
        </text:list-item>
        <text:list-item>
          <text:p text:style-name="P42">Tenter de consulter une application (L)</text:p>
        </text:list-item>
        <text:list-item>
          <text:p text:style-name="P43">Tenter de la modifier et de gérer son avancement (M)</text:p>
        </text:list-item>
        <text:list-item>
          <text:p text:style-name="P44">Tenter de la mettre en pause (P)<text:s/>et de l’activer (A)</text:p>
        </text:list-item>
      </text:list>
      <text:p text:style-name="P45"/>
      <text:p text:style-name="P46">DROITS</text:p>
      <text:list text:style-name="LFO1" text:continue-numbering="true">
        <text:list-item>
          <text:p text:style-name="P47">Modifier les droits utilisateurs liés aux pages (Administration &gt; Droits pages)</text:p>
        </text:list-item>
        <text:list-item>
          <text:p text:style-name="P48">Modifier les droits utilisateurs liées au workflow (Administration &gt; Droits liés au workflow)</text:p>
        </text:list-item>
      </text:list>
      <text:soft-page-break/>
      <text:p text:style-name="P49">ITEMS</text:p>
      <text:list text:style-name="LFO1" text:continue-numbering="true">
        <text:list-item>
          <text:p text:style-name="P50">Ajout d’un item (Administration &gt; Gestion des listes déroulantes)</text:p>
          <text:list text:continue-numbering="true">
            <text:list-item>
              <text:p text:style-name="P51">Ajout effectif ?</text:p>
            </text:list-item>
            <text:list-item>
              <text:p text:style-name="P52">Possibilité de doublons ?</text:p>
            </text:list-item>
          </text:list>
        </text:list-item>
        <text:list-item>
          <text:p text:style-name="P53">Modification d’un item (Administration &gt; Gestion des listes déroulantes)</text:p>
          <text:list text:continue-numbering="true">
            <text:list-item>
              <text:p text:style-name="P54">Modification effective ?</text:p>
            </text:list-item>
            <text:list-item>
              <text:p text:style-name="P55">Possibilité de doublons ?</text:p>
            </text:list-item>
          </text:list>
        </text:list-item>
        <text:list-item>
          <text:p text:style-name="P56">Suppression d’un item (Administration &gt; Gestion des listes déroulantes)</text:p>
          <text:list text:continue-numbering="true">
            <text:list-item>
              <text:p text:style-name="P57">Message de confirmation de suppression ?</text:p>
            </text:list-item>
            <text:list-item>
              <text:p text:style-name="P58">Suppression effective ?</text:p>
            </text:list-item>
          </text:list>
        </text:list-item>
      </text:list>
      <text:p text:style-name="P59"/>
      <text:p text:style-name="P60">UTILISATEURS<text:s/></text:p>
      <text:list text:style-name="LFO1" text:continue-numbering="true">
        <text:list-item>
          <text:p text:style-name="P61">Recherche d’un utilisateur (Administration &gt; Ajouter un utilisateur)</text:p>
          <text:list text:continue-numbering="true">
            <text:list-item>
              <text:p text:style-name="P62">Rechercher un nom non présent<text:s/></text:p>
            </text:list-item>
            <text:list-item>
              <text:p text:style-name="P63">Tester si la casse est prise en compte</text:p>
            </text:list-item>
            <text:list-item>
              <text:p text:style-name="P64">Tester si la recherche porte bien sur le nom, le prénom, le compte matriculaire</text:p>
            </text:list-item>
          </text:list>
        </text:list-item>
        <text:list-item>
          <text:p text:style-name="P65">Ajout d’un utilisateur (Administration &gt; Ajouter un utilisateur, après la recherche)</text:p>
          <text:list text:continue-numbering="true">
            <text:list-item>
              <text:p text:style-name="P66">Tester de modifier nom, prénom, et autres champs</text:p>
            </text:list-item>
            <text:list-item>
              <text:p text:style-name="P67">Soumettre le formulaire sans renseigner profil</text:p>
            </text:list-item>
            <text:list-item>
              <text:p text:style-name="P68">Ajout effectif ?</text:p>
            </text:list-item>
            <text:list-item>
              <text:p text:style-name="P69">Possibilité de doublons en base ?</text:p>
            </text:list-item>
          </text:list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Zelda SALVI</meta:initial-creator>
    <dc:creator>Zelda SALVI</dc:creator>
    <meta:creation-date>2014-11-18T09:36:00Z</meta:creation-date>
    <dc:date>2014-11-19T17:04:00Z</dc:date>
    <meta:template xlink:href="Normal" xlink:type="simple"/>
    <meta:editing-cycles>5</meta:editing-cycles>
    <meta:editing-duration>PT46140S</meta:editing-duration>
    <meta:document-statistic meta:page-count="3" meta:paragraph-count="7" meta:word-count="616" meta:character-count="4001" meta:row-count="28" meta:non-whitespace-character-count="3392"/>
  </office:meta>
</office:document-meta>
</file>